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c2b" officeooo:paragraph-rsid="0019ac2b"/>
    </style:style>
    <style:style style:name="P2" style:family="paragraph" style:parent-style-name="Standard">
      <style:text-properties officeooo:rsid="001b0c73" officeooo:paragraph-rsid="001b0c73"/>
    </style:style>
    <style:style style:name="P3" style:family="paragraph" style:parent-style-name="Standard">
      <style:text-properties officeooo:rsid="001cd84d" officeooo:paragraph-rsid="001cd84d"/>
    </style:style>
    <style:style style:name="P4" style:family="paragraph" style:parent-style-name="Standard">
      <style:text-properties fo:font-size="14pt" officeooo:rsid="0019ac2b" officeooo:paragraph-rsid="0019ac2b" style:font-size-asian="14pt" style:font-size-complex="14pt"/>
    </style:style>
    <style:style style:name="P5" style:family="paragraph" style:parent-style-name="Standard">
      <style:text-properties fo:font-weight="bold" officeooo:rsid="0019ac2b" officeooo:paragraph-rsid="0019ac2b" style:font-weight-asian="bold" style:font-weight-complex="bold"/>
    </style:style>
    <style:style style:name="T1" style:family="text">
      <style:text-properties officeooo:rsid="001b0184"/>
    </style:style>
    <style:style style:name="T2" style:family="text">
      <style:text-properties officeooo:rsid="001b0c73"/>
    </style:style>
    <style:style style:name="T3" style:family="text">
      <style:text-properties officeooo:rsid="001cd84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0c7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Questions</text:p>
      <text:p text:style-name="P1"/>
      <text:p text:style-name="P5">a) <text:span text:style-name="T1">Comment on Histogram eq.</text:span></text:p>
      <text:p text:style-name="P2">(Note: I know that my HSVtoRGB-images are a bit dark and the Hue is a bit off, neither me or the lab assistants can find out why, so I will comment on how they are at the moment)</text:p>
      <text:p text:style-name="P2"/>
      <text:p text:style-name="P2">Concert</text:p>
      <text:p text:style-name="P3">The image goes from very dark to quite nice. However the colours pop out more and makes the image look more artificial</text:p>
      <text:p text:style-name="P2"/>
      <text:p text:style-name="P2">Sea1</text:p>
      <text:p text:style-name="P2">The image gets much better <text:span text:style-name="T3">than before</text:span>, a lot of details appear</text:p>
      <text:p text:style-name="P2"/>
      <text:p text:style-name="P2">Sea2</text:p>
      <text:p text:style-name="P3">The same here. However the impact from the sun is lesser than before.</text:p>
      <text:p text:style-name="P1"/>
      <text:p text:style-name="P1"/>
      <text:p text:style-name="P1"/>
      <text:p text:style-name="P1"><text:span text:style-name="T4">b) </text:span><text:span text:style-name="T5">sea2_hue</text:span><text:span text:style-name="T2">, explain horizontal golden strip appear as dark strip</text:span></text:p>
      <text:p text:style-name="P1"/>
      <text:p text:style-name="P3">It is because Hue starts at red at 0 degrees and the move to yellow and then green. A red/yellowish colour will have a very low degree and therefore</text:p>
      <text:p text:style-name="P1"/>
      <text:p text:style-name="P1"/>
      <text:p text:style-name="P1"><text:span text:style-name="T4">c) </text:span><text:span text:style-name="T5">sea2_saturation,</text:span><text:span text:style-name="T2"> explain why the clouds appear dark</text:span></text:p>
      <text:p text:style-name="P1"/>
      <text:p text:style-name="P3">Saturation is “how much of a colour” there is. The clouds have a light “bluish” colour but doesn’t contain so much colour overall. So that’s why the saturation in that area is pretty low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7:06:45.048494441</meta:creation-date>
    <dc:date>2016-09-06T20:29:42.969093735</dc:date>
    <meta:editing-duration>PT2M1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175" meta:character-count="934" meta:non-whitespace-character-count="771"/>
  </office:meta>
</office:document-meta>
</file>